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h text:style-name="Heading_20_2" text:outline-level="2">Le 24/12/07</text:h>
      <text:p text:style-name="Text_20_body">Installation du serveur dans la baie (installation de VNC) – 30m</text:p>
      <text:p text:style-name="Text_20_body">Installation du Java SDK 6 update 3 – 30m</text:p>
      <text:p text:style-name="Text_20_body">Test de l'API Java – 2h</text:p>
      <text:p text:style-name="Text_20_body">Modification de l'API Java – 2h</text:p>
      <text:h text:style-name="Heading_20_2" text:outline-level="2">Le 26/12/07</text:h>
      <text:p text:style-name="Text_20_body">Intégration des spécifications générales - 1h</text:p>
      <text:p text:style-name="Text_20_body">Début modélisation générale – 2h</text:p>
      <text:p text:style-name="Text_20_body">Installation d'Eclipse et Subclipse – 1h</text:p>
      <text:p text:style-name="Text_20_body">Test de Voicent WebAlert – 1h30</text:p>
      <text:p text:style-name="Text_20_body">Tutorial Voicent Inbound and Outbound Calls – 3h</text:p>
      <text:p text:style-name="Text_20_body"/>
      <text:p text:style-name="Text_20_body"/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26T15:13:09</dc:date>
    <dc:language>en-US</dc:language>
    <meta:editing-cycles>20</meta:editing-cycles>
    <meta:editing-duration>PT23H5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221" meta:character-count="1407"/>
  </office:meta>
</office:document-meta>
</file>